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8.5cm" style:rel-column-width="32768*"/>
    </style:style>
    <style:style style:name="Tabela2.B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62d93e" style:font-size-asian="12pt" style:font-weight-asian="bold" style:font-size-complex="12pt" style:font-weight-complex="bold"/>
    </style:style>
    <style:style style:name="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6ed4f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loext:graphic-properties draw:fill="none" draw:fill-image-width="0cm" draw:fill-image-height="0cm"/>
      <style:paragraph-properties fo:margin-top="0cm" fo:margin-bottom="0.212cm" loext:contextual-spacing="false" fo:text-align="start" style:justify-single-word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loext:graphic-properties draw:fill="none" draw:fill-image-width="0cm" draw:fill-image-height="0cm"/>
      <style:paragraph-properties fo:margin-top="0cm" fo:margin-bottom="0.212cm" loext:contextual-spacing="false" fo:text-align="start" style:justify-single-word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20cdd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master-page-name="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 style:master-page-name="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9cm" fo:margin-right="0cm" fo:margin-top="0cm" fo:margin-bottom="0.212cm" loext:contextual-spacing="false" fo:text-align="start" style:justify-single-word="false" fo:text-indent="-2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2" style:master-page-name="">
      <loext:graphic-properties draw:fill="none" draw:fill-image-width="0cm" draw:fill-image-height="0cm"/>
      <style:paragraph-properties fo:margin-left="3.5cm" fo:margin-right="0cm" fo:margin-top="0cm" fo:margin-bottom="0.212cm" loext:contextual-spacing="false" fo:text-align="start" style:justify-single-word="false" fo:text-indent="0cm" style:auto-text-indent="false" style:page-number="auto" fo:background-color="transparent" style:snap-to-layout-grid="true" style:writing-mode="page">
        <style:tab-stops>
          <style:tab-stop style:position="1.281cm"/>
        </style:tab-stops>
      </style:paragraph-properties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2">
      <loext:graphic-properties draw:fill="none" draw:fill-image-width="0cm" draw:fill-image-height="0cm"/>
      <style:paragraph-properties fo:margin-left="3.5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>
        <style:tab-stops>
          <style:tab-stop style:position="1.281cm"/>
        </style:tab-stops>
      </style:paragraph-properties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3">
      <loext:graphic-properties draw:fill="none" draw:fill-image-width="0cm" draw:fill-image-height="0cm"/>
      <style:paragraph-properties fo:margin-left="4.8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4">
      <loext:graphic-properties draw:fill="none" draw:fill-image-width="0cm" draw:fill-image-height="0cm"/>
      <style:paragraph-properties fo:margin-left="4.8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5">
      <loext:graphic-properties draw:fill="none" draw:fill-image-width="0cm" draw:fill-image-height="0cm"/>
      <style:paragraph-properties fo:margin-left="4.8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5" style:master-page-name="">
      <loext:graphic-properties draw:fill="none" draw:fill-image-width="0cm" draw:fill-image-height="0cm"/>
      <style:paragraph-properties fo:margin-left="4.8cm" fo:margin-right="0cm" fo:margin-top="0cm" fo:margin-bottom="0.212cm" loext:contextual-spacing="false" fo:text-align="start" style:justify-single-word="false" fo:text-indent="-1.401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6cm" fo:margin-right="0cm" fo:margin-top="0cm" fo:margin-bottom="0.212cm" loext:contextual-spacing="false" fo:text-align="start" style:justify-single-word="false" fo:text-indent="-1.3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loext:graphic-properties draw:fill="none" draw:fill-image-width="0cm" draw:fill-image-height="0cm"/>
      <style:paragraph-properties fo:margin-top="0cm" fo:margin-bottom="0.212cm" loext:contextual-spacing="false" fo:text-align="start" style:justify-single-word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loext:graphic-properties draw:fill="none" draw:fill-image-width="0cm" draw:fill-image-height="0cm"/>
      <style:paragraph-properties fo:margin-top="0cm" fo:margin-bottom="0.212cm" loext:contextual-spacing="false" fo:text-align="start" style:justify-single-word="false" fo:break-before="pag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5cm" fo:margin-right="0cm" fo:margin-top="0cm" fo:margin-bottom="0.212cm" loext:contextual-spacing="false" fo:text-align="start" style:justify-single-word="false" fo:text-indent="-1.3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20cd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0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20cdd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10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 style:list-style-name="L11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 style:list-style-name="L12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 style:list-style-name="L10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20cd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 style:list-style-name="L11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 style:list-style-name="L12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7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 style:list-style-name="L6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01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 style:list-style-name="L6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7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 style:list-style-name="L6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8af67f" officeooo:paragraph-rsid="008af67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 style:list-style-name="L7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01cm" style:auto-text-indent="false" fo:background-color="transparent" style:snap-to-layout-grid="true" style:writing-mode="page"/>
      <style:text-properties style:font-name="UnB Office1" fo:font-size="11pt" fo:font-style="normal" fo:font-weight="normal" officeooo:rsid="00918644" officeooo:paragraph-rsid="00918644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401cm" fo:margin-right="0cm" fo:margin-top="0cm" fo:margin-bottom="0.212cm" loext:contextual-spacing="false" fo:text-align="start" style:justify-single-word="false" fo:text-indent="-1.199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 style:list-style-name="L8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99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 style:list-style-name="L8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499cm" style:auto-text-indent="false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 style:list-style-name="L9" style:master-page-name="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6cm" style:auto-text-indent="false" style:page-number="auto" fo:background-color="transparent" style:snap-to-layout-grid="true" style:writing-mode="page">
        <style:tab-stops>
          <style:tab-stop style:position="-1.755cm"/>
        </style:tab-stops>
      </style:paragraph-properties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 style:list-style-name="L9">
      <loext:graphic-properties draw:fill="none" draw:fill-image-width="0cm" draw:fill-image-height="0cm"/>
      <style:paragraph-properties fo:margin-left="4.701cm" fo:margin-right="0cm" fo:margin-top="0cm" fo:margin-bottom="0.212cm" loext:contextual-spacing="false" fo:text-align="start" style:justify-single-word="false" fo:text-indent="-1.6cm" style:auto-text-indent="false" fo:background-color="transparent" style:snap-to-layout-grid="true" style:writing-mode="page">
        <style:tab-stops>
          <style:tab-stop style:position="-1.755cm"/>
        </style:tab-stops>
      </style:paragraph-properties>
      <style:text-properties style:font-name="UnB Office1" fo:font-size="11pt" fo:font-style="normal" fo:font-weight="normal" officeooo:rsid="00705986" officeooo:paragraph-rsid="0092fe8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3cm" fo:margin-right="0cm" fo:margin-top="0cm" fo:margin-bottom="0.212cm" loext:contextual-spacing="false" fo:text-align="start" style:justify-single-word="false" fo:text-indent="-1.101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3cm" fo:margin-right="0cm" fo:margin-top="0cm" fo:margin-bottom="0.212cm" loext:contextual-spacing="false" fo:text-align="start" style:justify-single-word="false" fo:text-indent="-1.101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3cm" fo:margin-right="0cm" fo:margin-top="0cm" fo:margin-bottom="0.212cm" loext:contextual-spacing="false" fo:text-align="start" style:justify-single-word="false" fo:text-indent="-1.199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 style:list-style-name="L1" style:master-page-name="">
      <loext:graphic-properties draw:fill="none" draw:fill-image-width="0cm" draw:fill-image-height="0cm"/>
      <style:paragraph-properties fo:margin-left="3.3cm" fo:margin-right="0cm" fo:margin-top="0cm" fo:margin-bottom="0.212cm" loext:contextual-spacing="false" fo:text-align="start" style:justify-single-word="false" fo:text-indent="-1.199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705986" officeooo:paragraph-rsid="00705986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598659"/>
    </style:style>
    <style:style style:name="T3" style:family="text">
      <style:text-properties style:font-name="UnB Office1" fo:font-size="11pt" officeooo:rsid="0062d93e" style:font-size-asian="11pt" style:font-size-complex="11pt"/>
    </style:style>
    <style:style style:name="T4" style:family="text">
      <style:text-properties style:font-name="UnB Office1" fo:font-size="11pt" officeooo:rsid="00702a6a" style:font-size-asian="11pt" style:font-size-complex="11pt"/>
    </style:style>
    <style:style style:name="T5" style:family="text">
      <style:text-properties officeooo:rsid="006142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720cdd"/>
    </style:style>
    <style:style style:name="T8" style:family="text">
      <style:text-properties officeooo:rsid="007c8ee3"/>
    </style:style>
    <style:style style:name="T9" style:family="text">
      <style:text-properties officeooo:rsid="007f94fe"/>
    </style:style>
    <style:style style:name="T10" style:family="text">
      <style:text-properties officeooo:rsid="00811b39"/>
    </style:style>
    <style:style style:name="T11" style:family="text">
      <style:text-properties officeooo:rsid="0085ad62"/>
    </style:style>
    <style:style style:name="T12" style:family="text">
      <style:text-properties officeooo:rsid="008af67f"/>
    </style:style>
    <style:style style:name="T13" style:family="text">
      <style:text-properties officeooo:rsid="008b06e6"/>
    </style:style>
    <style:style style:name="T14" style:family="text">
      <style:text-properties officeooo:rsid="008cdce5"/>
    </style:style>
    <style:style style:name="T15" style:family="text">
      <style:text-properties officeooo:rsid="008e5ed4"/>
    </style:style>
    <style:style style:name="T16" style:family="text">
      <style:text-properties officeooo:rsid="008fbe96"/>
    </style:style>
    <style:style style:name="T17" style:family="text">
      <style:text-properties officeooo:rsid="0090db13"/>
    </style:style>
    <style:style style:name="T18" style:family="text">
      <style:text-properties officeooo:rsid="00918644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2"/>
      <text:p text:style-name="P9">Dados <text:s/><text:span text:style-name="T9">D</text:span>emográficos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Curso</text:p>
          </table:table-cell>
          <table:table-cell table:style-name="Tabela2.B1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Semestre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Idade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<text:span text:style-name="T9">Utiliza</text:span> o celular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9"><text:span text:style-name="T10">Possui acesso à internet</text:span> <text:s/>3G/4G</text:p>
          </table:table-cell>
          <table:table-cell table:style-name="Tabela2.B2" office:value-type="string">
            <text:p text:style-name="P9"/>
          </table:table-cell>
        </table:table-row>
      </table:table>
      <text:p text:style-name="P9"/>
      <text:p text:style-name="P9"/>
      <text:p text:style-name="P9">Questionário</text:p>
      <text:p text:style-name="P10"/>
      <text:list xml:id="list6782513594604320085" text:style-name="L1">
        <text:list-item>
          <text:p text:style-name="P13">Frequência <text:s/>de <text:s/>ida <text:s/>ao <text:s/>cinema?</text:p>
        </text:list-item>
      </text:list>
      <text:list xml:id="list9080824117653619793" text:style-name="L2">
        <text:list-item>
          <text:p text:style-name="P16">Quase <text:s/>todo <text:s/>dia</text:p>
        </text:list-item>
        <text:list-item>
          <text:p text:style-name="P17"><text:span text:style-name="T9">T</text:span>oda <text:s/>semana</text:p>
        </text:list-item>
        <text:list-item>
          <text:p text:style-name="P17">A <text:s/>cada <text:s/>duas <text:s/>semanas</text:p>
        </text:list-item>
        <text:list-item>
          <text:p text:style-name="P17">Uma <text:s/>vez <text:s/>no <text:s/>mês</text:p>
        </text:list-item>
        <text:list-item>
          <text:p text:style-name="P17">Quase <text:s/>nunca</text:p>
        </text:list-item>
      </text:list>
      <text:p text:style-name="P10"/>
      <text:list xml:id="list1260015500143" text:continue-list="list6782513594604320085" text:style-name="L1">
        <text:list-item>
          <text:p text:style-name="P22">Frequ<text:span text:style-name="T7">ê</text:span>ncia <text:s/>de <text:s/>ida <text:s/>ao <text:s/>RU?</text:p>
        </text:list-item>
      </text:list>
      <text:list xml:id="list1664935433594553305" text:style-name="L3">
        <text:list-item>
          <text:p text:style-name="P18">Todo <text:s/>dia, <text:s/>todos <text:s/>os <text:s/>horários</text:p>
        </text:list-item>
        <text:list-item>
          <text:p text:style-name="P18">Todo <text:s/>dia, <text:s/>somente <text:s/>almoço <text:s/>e <text:s text:c="2"/>jantar</text:p>
        </text:list-item>
        <text:list-item>
          <text:p text:style-name="P18">Todo <text:s/>dia, <text:s/>ou <text:s/>almoço <text:s/>ou <text:s/>jantar</text:p>
        </text:list-item>
        <text:list-item>
          <text:p text:style-name="P18">Algumas <text:s/>vezes <text:s/>na <text:s/>semana</text:p>
        </text:list-item>
        <text:list-item>
          <text:p text:style-name="P18">Somente <text:s/>quando <text:s/>necessário</text:p>
        </text:list-item>
      </text:list>
      <text:list xml:id="list6599723652492943301" text:style-name="L4">
        <text:list-item>
          <text:p text:style-name="P19">Quase <text:s/>nunca</text:p>
        </text:list-item>
      </text:list>
      <text:p text:style-name="P11"><text:soft-page-break/></text:p>
      <text:list xml:id="list1258522509374" text:continue-list="list1260015500143" text:style-name="L1">
        <text:list-item>
          <text:p text:style-name="P25">Vezes <text:s/>em <text:s/>que <text:s/><text:span text:style-name="T11">insere</text:span> <text:s/>crédito <text:s/><text:span text:style-name="T11">para o RU</text:span> <text:s/>no <text:s/>mês?</text:p>
        </text:list-item>
      </text:list>
      <text:list xml:id="list1407890167097453383" text:style-name="L5">
        <text:list-item>
          <text:p text:style-name="P21">Quase <text:s/>todo <text:s/>dia</text:p>
        </text:list-item>
        <text:list-item>
          <text:p text:style-name="P20">Toda <text:s/>semana</text:p>
        </text:list-item>
        <text:list-item>
          <text:p text:style-name="P20">A <text:s/>cada <text:s/>duas <text:s/>semanas</text:p>
        </text:list-item>
        <text:list-item>
          <text:p text:style-name="P20">Uma <text:s/>vez <text:s/>no <text:s/>mês</text:p>
        </text:list-item>
        <text:list-item>
          <text:p text:style-name="P20">Quase <text:s/>nunca <text:s/>vou <text:s/>ao <text:s/>RU</text:p>
        </text:list-item>
      </text:list>
      <text:p text:style-name="P10"/>
      <text:list xml:id="list1259333227606" text:continue-list="list1258522509374" text:style-name="L1">
        <text:list-item>
          <text:p text:style-name="P38">Necessidade de meios alternativos para <text:span text:style-name="T12">inserir</text:span> crédito <text:s/>no <text:s/>RA?</text:p>
        </text:list-item>
      </text:list>
      <text:list xml:id="list857292772217803852" text:style-name="L6">
        <text:list-item>
          <text:p text:style-name="P33">Muita</text:p>
        </text:list-item>
        <text:list-item>
          <text:p text:style-name="P36">Não necessit<text:span text:style-name="T13">a</text:span></text:p>
        </text:list-item>
        <text:list-item>
          <text:p text:style-name="P34">Um <text:s/>pouco</text:p>
        </text:list-item>
      </text:list>
      <text:p text:style-name="P10"/>
      <text:list xml:id="list1257975356315" text:continue-list="list1259333227606" text:style-name="L1">
        <text:list-item>
          <text:p text:style-name="P38"><text:span text:style-name="T14">Utilizaria</text:span> um <text:span text:style-name="T6">app</text:span> para <text:span text:style-name="T14">inserir</text:span> crédito <text:span text:style-name="T16">para </text:span>o R<text:span text:style-name="T15">U</text:span>?</text:p>
        </text:list-item>
      </text:list>
      <text:list xml:id="list1827789827258331291" text:style-name="L7">
        <text:list-item>
          <text:p text:style-name="P37">Sim</text:p>
        </text:list-item>
        <text:list-item>
          <text:p text:style-name="P35"><text:span text:style-name="T18">T</text:span>alvez</text:p>
        </text:list-item>
        <text:list-item>
          <text:p text:style-name="P35">Não <text:s/>confio <text:s/>em <text:s/>compras <text:s/>online</text:p>
        </text:list-item>
        <text:list-item>
          <text:p text:style-name="P35">Não <text:s/>usaria <text:s/>por <text:s/>outros <text:s/>motivos</text:p>
        </text:list-item>
      </text:list>
      <text:p text:style-name="P10"/>
      <text:list xml:id="list1258147891111" text:continue-list="list1257975356315" text:style-name="L1">
        <text:list-item>
          <text:p text:style-name="P43">Qual a necessidade de uma lista de Vagas para monitoria?</text:p>
        </text:list-item>
      </text:list>
      <text:list xml:id="list7821441496420710692" text:style-name="L8">
        <text:list-item>
          <text:p text:style-name="P39">Alta</text:p>
        </text:list-item>
        <text:list-item>
          <text:p text:style-name="P40">Média</text:p>
        </text:list-item>
        <text:list-item>
          <text:p text:style-name="P40">Baixa</text:p>
        </text:list-item>
        <text:list-item>
          <text:p text:style-name="P40">Nenhuma</text:p>
        </text:list-item>
        <text:list-item>
          <text:p text:style-name="P40">Não <text:s/>sei <text:s/>o <text:s text:c="2"/>que <text:s/>é <text:s text:c="2"/>monitoria</text:p>
        </text:list-item>
      </text:list>
      <text:p text:style-name="P10"/>
      <text:p text:style-name="P10"/>
      <text:p text:style-name="P24"/>
      <text:list xml:id="list1258770435286" text:continue-list="list1258147891111" text:style-name="L1">
        <text:list-item>
          <text:p text:style-name="P43">Qual <text:s/>a <text:s text:c="2"/>necessidade <text:s/>de <text:s/>uma <text:s/>lista <text:s/>de <text:s/>Vagas <text:s/>para <text:s/>IC?</text:p>
        </text:list-item>
      </text:list>
      <text:list xml:id="list6285367338132563760" text:style-name="L9">
        <text:list-item>
          <text:p text:style-name="P41">Alta</text:p>
        </text:list-item>
        <text:list-item>
          <text:p text:style-name="P42">Média</text:p>
        </text:list-item>
        <text:list-item>
          <text:p text:style-name="P42">Baixa</text:p>
        </text:list-item>
        <text:list-item>
          <text:p text:style-name="P42">Nenhuma</text:p>
        </text:list-item>
        <text:list-item>
          <text:p text:style-name="P42">Não sei o que é <text:s/>IC</text:p>
        </text:list-item>
      </text:list>
      <text:p text:style-name="P10"/>
      <text:list xml:id="list1258170504529" text:continue-list="list1258770435286" text:style-name="L1">
        <text:list-item>
          <text:p text:style-name="P45">Prefere <text:s/>contato <text:s/>por <text:s/>e-mail <text:s/>ou <text:s/>telefone <text:s/>ou <text:s/>sms?</text:p>
        </text:list-item>
      </text:list>
      <text:list xml:id="list2207019845828908958" text:style-name="L10">
        <text:list-item>
          <text:p text:style-name="P30">E-mail</text:p>
        </text:list-item>
        <text:list-item>
          <text:p text:style-name="P26">telefone</text:p>
        </text:list-item>
        <text:list-item>
          <text:p text:style-name="P27">sms</text:p>
        </text:list-item>
        <text:list-item>
          <text:p text:style-name="P27">Nenhum</text:p>
        </text:list-item>
        <text:list-item>
          <text:p text:style-name="P27">Todos</text:p>
        </text:list-item>
      </text:list>
      <text:p text:style-name="P10"/>
      <text:list xml:id="list1258088593273" text:continue-list="list1258170504529" text:style-name="L1">
        <text:list-item>
          <text:p text:style-name="P45">Necessidade <text:s/>de <text:s/>um <text:s/>planejador <text:s/>de <text:s/>matérias?</text:p>
        </text:list-item>
      </text:list>
      <text:list xml:id="list8412492908976556623" text:style-name="L11">
        <text:list-item>
          <text:p text:style-name="P31">Alta</text:p>
        </text:list-item>
        <text:list-item>
          <text:p text:style-name="P28">Média</text:p>
        </text:list-item>
        <text:list-item>
          <text:p text:style-name="P28">Baixa</text:p>
        </text:list-item>
        <text:list-item>
          <text:p text:style-name="P28">Nenhuma</text:p>
        </text:list-item>
      </text:list>
      <text:p text:style-name="P10"/>
      <text:list xml:id="list1259851140301" text:continue-list="list1258088593273" text:style-name="L1">
        <text:list-item>
          <text:p text:style-name="P15">Opinião <text:s/>sobre <text:s/>um <text:s/>planejador <text:s/>de <text:s/>matérias?</text:p>
        </text:list-item>
      </text:list>
      <text:list xml:id="list4681099960133321836" text:style-name="L12">
        <text:list-item>
          <text:p text:style-name="P32">Gostaria <text:s/>que <text:s/>existisse <text:s/>um</text:p>
        </text:list-item>
        <text:list-item>
          <text:p text:style-name="P29">Se <text:s/>existisse <text:s/>usaria</text:p>
        </text:list-item>
        <text:list-item>
          <text:p text:style-name="P29">Tanto <text:s/>faz</text:p>
        </text:list-item>
        <text:list-item>
          <text:p text:style-name="P29">Não <text:s/>me <text:s/>importo</text:p>
        </text:list-item>
        <text:list-item>
          <text:p text:style-name="P29">Não <text:s/>usar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62d93e" style:font-size-asian="12pt" style:font-weight-asian="bold" style:font-size-complex="12pt" style:font-weight-complex="bold"/>
    </style:style>
    <style:style style:name="M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MP6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6ed4f2" style:font-size-asian="11pt" style:font-style-asian="normal" style:font-weight-asian="normal" style:font-size-complex="11pt" style:font-style-complex="normal" style:font-weight-complex="normal"/>
    </style:style>
    <style:style style:name="M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T2" style:family="text">
      <style:text-properties officeooo:rsid="00598659"/>
    </style:style>
    <style:style style:name="MT3" style:family="text">
      <style:text-properties style:font-name="UnB Office1" fo:font-size="11pt" officeooo:rsid="0062d93e" style:font-size-asian="11pt" style:font-size-complex="11pt"/>
    </style:style>
    <style:style style:name="MT4" style:family="text">
      <style:text-properties style:font-name="UnB Office1" fo:font-size="11pt" officeooo:rsid="00702a6a" style:font-size-asian="11pt" style:font-size-complex="11pt"/>
    </style:style>
    <style:style style:name="MT5" style:family="text">
      <style:text-properties officeooo:rsid="006142a4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2"><draw:image xlink:href="Pictures/10000201000000470000002454F5D547A29B8756.png" xlink:type="simple" xlink:show="embed" xlink:actuate="onLoad"/></draw:frame>Universidade de Brasília</text:p>
        <text:p text:style-name="MP2">Departamento de Ciência da Computação</text:p>
        <text:p text:style-name="MP2">Engenharia de Software</text:p>
        <text:p text:style-name="MP3">Prof<text:span text:style-name="MT1">essora</text:span> <text:span text:style-name="MT2">Fernanda Lima</text:span></text:p>
        <text:p text:style-name="MP3"><text:span text:style-name="MT3">Perguntas para </text:span><text:span text:style-name="MT4">Questionário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5">Hércules</text:p>
            </table:table-cell>
          </table:table-row>
          <table:table-row>
            <table:table-cell table:style-name="Tabela1.A1" office:value-type="string">
              <text:p text:style-name="MP6">Thales <text:span text:style-name="MT5">T. C. Saraiva</text:span> <text:span text:style-name="MT5">(17/0077489)</text:span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3H23M9S</meta:editing-duration>
    <meta:editing-cycles>119</meta:editing-cycles>
    <meta:generator>LibreOffice/5.2.7.2$Linux_X86_64 LibreOffice_project/20m0$Build-2</meta:generator>
    <dc:date>2017-08-30T00:12:57.766634884</dc:date>
    <meta:document-statistic meta:table-count="2" meta:image-count="1" meta:object-count="0" meta:page-count="3" meta:paragraph-count="72" meta:word-count="295" meta:character-count="1616" meta:non-whitespace-character-count="1334"/>
  </office:meta>
</office:document-meta>
</file>